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8361in" style:rel-column-width="8186*"/>
    </style:style>
    <style:style style:name="Table5.B" style:family="table-column">
      <style:table-column-properties style:column-width="0.8368in" style:rel-column-width="8193*"/>
    </style:style>
    <style:style style:name="Table5.C" style:family="table-column">
      <style:table-column-properties style:column-width="2.3896in" style:rel-column-width="23397*"/>
    </style:style>
    <style:style style:name="Table5.D" style:family="table-column">
      <style:table-column-properties style:column-width="2.6306in" style:rel-column-width="2575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officeooo:paragraph-rsid="000bbd72"/>
    </style:style>
    <style:style style:name="P2" style:family="paragraph" style:parent-style-name="Standard">
      <style:text-properties style:font-name="Times New Roman" officeooo:rsid="000bbd72" officeooo:paragraph-rsid="000bbd72"/>
    </style:style>
    <style:style style:name="P3" style:family="paragraph" style:parent-style-name="Heading_20_1">
      <style:text-properties style:font-name="Times New Roman" officeooo:rsid="000a3c5d" officeooo:paragraph-rsid="000a3c5d"/>
    </style:style>
    <style:style style:name="P4" style:family="paragraph" style:parent-style-name="Heading_20_1">
      <style:text-properties style:font-name="Times New Roman" officeooo:rsid="000bbd72" officeooo:paragraph-rsid="000bbd72"/>
    </style:style>
    <style:style style:name="P5" style:family="paragraph" style:parent-style-name="Heading_20_1">
      <style:text-properties style:font-name="Times New Roman" fo:font-weight="bold" officeooo:rsid="000bbd72" officeooo:paragraph-rsid="0017ee6e" style:font-weight-asian="bold" style:font-weight-complex="bold"/>
    </style:style>
    <style:style style:name="P6" style:family="paragraph" style:parent-style-name="Heading_20_2">
      <style:text-properties style:font-name="Times New Roman" officeooo:rsid="0017ee6e" officeooo:paragraph-rsid="0017ee6e"/>
    </style:style>
    <style:style style:name="P7" style:family="paragraph" style:parent-style-name="Table_20_Contents">
      <style:text-properties style:font-name="Times New Roman" officeooo:rsid="000a5ccf" officeooo:paragraph-rsid="000a5ccf"/>
    </style:style>
    <style:style style:name="P8" style:family="paragraph" style:parent-style-name="Table_20_Contents">
      <style:text-properties style:font-name="Times New Roman" officeooo:rsid="000a5ccf" officeooo:paragraph-rsid="000bbd72"/>
    </style:style>
    <style:style style:name="P9" style:family="paragraph" style:parent-style-name="Table_20_Contents">
      <style:text-properties style:font-name="Times New Roman"/>
    </style:style>
    <style:style style:name="P10" style:family="paragraph" style:parent-style-name="Table_20_Contents">
      <style:text-properties style:font-name="Times New Roman" officeooo:rsid="000bbd72" officeooo:paragraph-rsid="000bbd72"/>
    </style:style>
    <style:style style:name="P11" style:family="paragraph" style:parent-style-name="Table_20_Contents">
      <style:text-properties style:font-name="Times New Roman" officeooo:rsid="00109a68" officeooo:paragraph-rsid="00109a68"/>
    </style:style>
    <style:style style:name="P12" style:family="paragraph" style:parent-style-name="Table_20_Contents">
      <style:text-properties style:font-name="Times New Roman" officeooo:rsid="00141a17" officeooo:paragraph-rsid="00141a17"/>
    </style:style>
    <style:style style:name="P13" style:family="paragraph" style:parent-style-name="Text_20_body">
      <style:text-properties officeooo:rsid="0017ee6e" officeooo:paragraph-rsid="0017ee6e"/>
    </style:style>
    <style:style style:name="P14" style:family="paragraph" style:parent-style-name="Text_20_body">
      <style:text-properties style:font-name="Times New Roman" officeooo:rsid="000a3c5d" officeooo:paragraph-rsid="000a3c5d"/>
    </style:style>
    <style:style style:name="P15" style:family="paragraph" style:parent-style-name="Text_20_body" style:list-style-name="L1">
      <style:text-properties style:font-name="Times New Roman" officeooo:rsid="000a3c5d" officeooo:paragraph-rsid="000a3c5d"/>
    </style:style>
    <style:style style:name="P16" style:family="paragraph" style:parent-style-name="Text_20_body" style:list-style-name="L2">
      <style:text-properties style:font-name="Times New Roman" officeooo:rsid="000a3c5d" officeooo:paragraph-rsid="000a3c5d"/>
    </style:style>
    <style:style style:name="P17" style:family="paragraph" style:parent-style-name="Text_20_body">
      <style:text-properties style:font-name="Times New Roman" officeooo:rsid="000a5ccf" officeooo:paragraph-rsid="000a5ccf"/>
    </style:style>
    <style:style style:name="P18" style:family="paragraph" style:parent-style-name="Text_20_body" style:list-style-name="L3">
      <style:text-properties style:font-name="Times New Roman" officeooo:rsid="000a5ccf" officeooo:paragraph-rsid="000a5ccf"/>
    </style:style>
    <style:style style:name="P19" style:family="paragraph" style:parent-style-name="Text_20_body">
      <style:text-properties style:font-name="Times New Roman" officeooo:rsid="000a5ccf" officeooo:paragraph-rsid="000bbd72"/>
    </style:style>
    <style:style style:name="P20" style:family="paragraph" style:parent-style-name="Text_20_body">
      <style:text-properties style:font-name="Times New Roman" officeooo:rsid="000bbd72" officeooo:paragraph-rsid="000bbd72"/>
    </style:style>
    <style:style style:name="P21" style:family="paragraph" style:parent-style-name="Text_20_body">
      <style:text-properties style:font-name="Times New Roman" officeooo:rsid="000bbd72" officeooo:paragraph-rsid="000dcdef"/>
    </style:style>
    <style:style style:name="P22" style:family="paragraph" style:parent-style-name="Text_20_body">
      <style:text-properties style:font-name="Times New Roman" officeooo:rsid="00141a17" officeooo:paragraph-rsid="00141a17"/>
    </style:style>
    <style:style style:name="P23" style:family="paragraph" style:parent-style-name="Text_20_body">
      <style:text-properties style:font-name="Times New Roman" officeooo:rsid="000dcdef" officeooo:paragraph-rsid="000dcdef"/>
    </style:style>
    <style:style style:name="P24" style:family="paragraph" style:parent-style-name="Text_20_body">
      <style:text-properties style:font-name="Times New Roman" officeooo:rsid="000c2393" officeooo:paragraph-rsid="000c2393"/>
    </style:style>
    <style:style style:name="P25" style:family="paragraph" style:parent-style-name="Text_20_body">
      <style:text-properties style:font-name="Times New Roman" fo:font-weight="normal" officeooo:rsid="000dcdef" officeooo:paragraph-rsid="000dcdef" style:font-weight-asian="normal" style:font-weight-complex="normal"/>
    </style:style>
    <style:style style:name="P26" style:family="paragraph" style:parent-style-name="Text_20_body">
      <style:text-properties style:font-name="Times New Roman" fo:font-weight="normal" officeooo:rsid="000ea4e5" officeooo:paragraph-rsid="000ea4e5" style:font-weight-asian="normal" style:font-weight-complex="normal"/>
    </style:style>
    <style:style style:name="P27" style:family="paragraph" style:parent-style-name="Text_20_body">
      <style:text-properties style:font-name="Times New Roman" fo:font-weight="normal" officeooo:rsid="00109a68" officeooo:paragraph-rsid="00109a68" style:font-weight-asian="normal" style:font-weight-complex="normal"/>
    </style:style>
    <style:style style:name="P28" style:family="paragraph" style:parent-style-name="Text_20_body">
      <style:text-properties style:font-name="Times New Roman" fo:font-weight="normal" officeooo:rsid="00122035" officeooo:paragraph-rsid="00122035" style:font-weight-asian="normal" style:font-weight-complex="normal"/>
    </style:style>
    <style:style style:name="P29" style:family="paragraph" style:parent-style-name="Text_20_body">
      <style:text-properties style:font-name="Times New Roman" fo:font-weight="normal" officeooo:rsid="00141a17" officeooo:paragraph-rsid="00141a17" style:font-weight-asian="normal" style:font-weight-complex="normal"/>
    </style:style>
    <style:style style:name="P30" style:family="paragraph" style:parent-style-name="Text_20_body">
      <style:text-properties style:font-name="Times New Roman" fo:font-weight="normal" officeooo:rsid="00156758" officeooo:paragraph-rsid="00156758" style:font-weight-asian="normal" style:font-weight-complex="normal"/>
    </style:style>
    <style:style style:name="P31" style:family="paragraph" style:parent-style-name="Text_20_body">
      <style:text-properties style:font-name="Times New Roman" fo:font-weight="bold" officeooo:rsid="000ea4e5" officeooo:paragraph-rsid="000ea4e5" style:font-weight-asian="bold" style:font-weight-complex="bold"/>
    </style:style>
    <style:style style:name="P32" style:family="paragraph" style:parent-style-name="Text_20_body">
      <style:text-properties style:font-name="Times New Roman" fo:font-weight="bold" officeooo:rsid="00109a68" officeooo:paragraph-rsid="00109a68" style:font-weight-asian="bold" style:font-weight-complex="bold"/>
    </style:style>
    <style:style style:name="P33" style:family="paragraph" style:parent-style-name="Text_20_body">
      <style:text-properties style:font-name="Times New Roman" fo:font-weight="bold" officeooo:rsid="00122035" officeooo:paragraph-rsid="00122035" style:font-weight-asian="bold" style:font-weight-complex="bold"/>
    </style:style>
    <style:style style:name="P34" style:family="paragraph" style:parent-style-name="Text_20_body">
      <style:text-properties style:font-name="Times New Roman" fo:font-weight="bold" officeooo:rsid="00141a17" officeooo:paragraph-rsid="00141a17" style:font-weight-asian="bold" style:font-weight-complex="bold"/>
    </style:style>
    <style:style style:name="P35" style:family="paragraph" style:parent-style-name="Text_20_body">
      <style:text-properties style:font-name="Times New Roman" fo:font-weight="bold" officeooo:rsid="00156758" officeooo:paragraph-rsid="00156758" style:font-weight-asian="bold" style:font-weight-complex="bold"/>
    </style:style>
    <style:style style:name="P36" style:family="paragraph" style:parent-style-name="Text_20_body">
      <style:text-properties style:font-name="Times New Roman" officeooo:rsid="000ea4e5" officeooo:paragraph-rsid="000ea4e5"/>
    </style:style>
    <style:style style:name="P37" style:family="paragraph" style:parent-style-name="Text_20_body">
      <style:text-properties style:font-name="Times New Roman" officeooo:paragraph-rsid="0017ee6e"/>
    </style:style>
    <style:style style:name="P38" style:family="paragraph" style:parent-style-name="Text_20_body">
      <style:text-properties officeooo:rsid="001953c2" officeooo:paragraph-rsid="001953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a4e5" style:font-weight-asian="bold" style:font-weight-complex="bold"/>
    </style:style>
    <style:style style:name="T3" style:family="text">
      <style:text-properties fo:font-weight="bold" officeooo:rsid="0017ee6e" style:font-weight-asian="bold" style:font-weight-complex="bold"/>
    </style:style>
    <style:style style:name="T4" style:family="text">
      <style:text-properties officeooo:rsid="000bbd72"/>
    </style:style>
    <style:style style:name="T5" style:family="text">
      <style:text-properties officeooo:rsid="000dcdef"/>
    </style:style>
    <style:style style:name="T6" style:family="text">
      <style:text-properties officeooo:rsid="000ea4e5"/>
    </style:style>
    <style:style style:name="T7" style:family="text">
      <style:text-properties style:text-position="super 58%"/>
    </style:style>
    <style:style style:name="T8" style:family="text">
      <style:text-properties officeooo:rsid="00109a68"/>
    </style:style>
    <style:style style:name="T9" style:family="text">
      <style:text-properties officeooo:rsid="00122035"/>
    </style:style>
    <style:style style:name="T10" style:family="text">
      <style:text-properties officeooo:rsid="00141a17"/>
    </style:style>
    <style:style style:name="T11" style:family="text">
      <style:text-properties officeooo:rsid="00156758"/>
    </style:style>
    <style:style style:name="T12" style:family="text">
      <style:text-properties officeooo:rsid="0017ee6e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weight="bold" officeooo:rsid="0017ee6e" style:font-weight-asian="bold" style:font-weight-complex="bold"/>
    </style:style>
    <style:style style:name="T15" style:family="text">
      <style:text-properties style:font-name="Times New Roman" officeooo:rsid="0017ee6e"/>
    </style:style>
    <style:style style:name="T16" style:family="text">
      <style:text-properties style:font-name="Times New Roman" officeooo:rsid="001953c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Lecture </text:h>
      <text:p text:style-name="P14">1. all journals are free</text:p>
      <text:p text:style-name="P14">2. research paper writing – reviewers , editor expectations</text:p>
      <text:list xml:id="list2179189802" text:style-name="L1">
        <text:list-item>
          <text:p text:style-name="P15">begin research </text:p>
        </text:list-item>
        <text:list-item>
          <text:p text:style-name="P15">proceed</text:p>
        </text:list-item>
        <text:list-item>
          <text:p text:style-name="P15">publish </text:p>
        </text:list-item>
      </text:list>
      <text:p text:style-name="P14"/>
      <text:p text:style-name="P14"><text:span text:style-name="T1">begin research:</text:span> </text:p>
      <text:p text:style-name="P14">find problem statement – multiplication</text:p>
      <text:p text:style-name="P14">input numbers <text:s/>– multiplication – outcome </text:p>
      <text:p text:style-name="P14">find methods for multiplication : </text:p>
      <text:list xml:id="list2430845882" text:style-name="L2">
        <text:list-item>
          <text:p text:style-name="P16">method 1 – algo , technique : calculator</text:p>
        </text:list-item>
        <text:list-item>
          <text:p text:style-name="P16">method 2 – algo , technique : handwritten</text:p>
        </text:list-item>
        <text:list-item>
          <text:p text:style-name="P16">method 3 – algo , technique : scientific calculator</text:p>
        </text:list-item>
      </text:list>
      <text:p text:style-name="P17">Comparative Evaluation on the existing methods </text:p>
      <text:p text:style-name="P17">eg. Biryani → problem statement</text:p>
      <text:p text:style-name="P17"><text:s text:c="6"/>youtube1, yt2, yt3,.. → methods</text:p>
      <text:p text:style-name="P17"><text:s text:c="5"/>which method is best one to make biryani ? → comparative analysis</text:p>
      <text:p text:style-name="P17">which method is the best one to solve the problem ? </text:p>
      <text:p text:style-name="P17">Find your metric : </text:p>
      <text:p text:style-name="P17">appearance , taste </text:p>
      <text:p text:style-name="P17"/>
      <text:p text:style-name="P17">Experimental Design </text:p>
      <text:list xml:id="list424223910" text:style-name="L3">
        <text:list-item>
          <text:p text:style-name="P18">how you carry out the experiment</text:p>
        </text:list-item>
        <text:list-item>
          <text:p text:style-name="P18">eg. wireless sensor networks 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4100637904896">
          <table:table-cell table:style-name="Table2.A1" office:value-type="string">
            <text:p text:style-name="P7">Thing </text:p>
          </table:table-cell>
          <table:table-cell table:style-name="Table2.B1" office:value-type="string">
            <text:p text:style-name="P7">Amount</text:p>
          </table:table-cell>
        </table:table-row>
        <table:table-row table:style-name="TableLine94100624215552">
          <table:table-cell table:style-name="Table2.A2" office:value-type="string">
            <text:p text:style-name="P7">Nodes </text:p>
          </table:table-cell>
          <table:table-cell table:style-name="Table2.B2" office:value-type="string">
            <text:p text:style-name="P7">50</text:p>
          </table:table-cell>
        </table:table-row>
        <table:table-row table:style-name="TableLine94100631443968">
          <table:table-cell table:style-name="Table2.A2" office:value-type="string">
            <text:p text:style-name="P7">Platform </text:p>
          </table:table-cell>
          <table:table-cell table:style-name="Table2.B2" office:value-type="string">
            <text:p text:style-name="P7">coniki</text:p>
          </table:table-cell>
        </table:table-row>
      </table:table>
      <text:p text:style-name="P17"/>
      <text:p text:style-name="P17"/>
      <text:p text:style-name="P17">Performance Evaluation based on taste : </text:p>
      <table:table table:name="Table1" table:style-name="Table1">
        <table:table-column table:style-name="Table1.A" table:number-columns-repeated="3"/>
        <text:soft-page-break/>
        <table:table-row table:style-name="TableLine94100624318464">
          <table:table-cell table:style-name="Table1.A1" office:value-type="string">
            <text:p text:style-name="P7">Methods </text:p>
          </table:table-cell>
          <table:table-cell table:style-name="Table1.A1" office:value-type="string">
            <text:p text:style-name="P7">Taste <text:span text:style-name="T4">(50g nuts)</text:span></text:p>
          </table:table-cell>
          <table:table-cell table:style-name="Table1.C1" office:value-type="string">
            <text:p text:style-name="P9"/>
          </table:table-cell>
        </table:table-row>
        <table:table-row table:style-name="TableLine94100625207808">
          <table:table-cell table:style-name="Table1.A2" office:value-type="string">
            <text:p text:style-name="P7">Method 1</text:p>
          </table:table-cell>
          <table:table-cell table:style-name="Table1.A2" office:value-type="string">
            <text:p text:style-name="P7">90%</text:p>
          </table:table-cell>
          <table:table-cell table:style-name="Table1.C2" office:value-type="string">
            <text:p text:style-name="P9"/>
          </table:table-cell>
        </table:table-row>
        <table:table-row table:style-name="TableLine94100629467648">
          <table:table-cell table:style-name="Table1.A2" office:value-type="string">
            <text:p text:style-name="P7">Method 2</text:p>
          </table:table-cell>
          <table:table-cell table:style-name="Table1.A2" office:value-type="string">
            <text:p text:style-name="P7">85%</text:p>
          </table:table-cell>
          <table:table-cell table:style-name="Table1.C2" office:value-type="string">
            <text:p text:style-name="P9"/>
          </table:table-cell>
        </table:table-row>
        <table:table-row table:style-name="TableLine94100628950528">
          <table:table-cell table:style-name="Table1.A2" office:value-type="string">
            <text:p text:style-name="P7">Method 3</text:p>
          </table:table-cell>
          <table:table-cell table:style-name="Table1.A2" office:value-type="string">
            <text:p text:style-name="P7">92%</text:p>
          </table:table-cell>
          <table:table-cell table:style-name="Table1.C2" office:value-type="string">
            <text:p text:style-name="P9"/>
          </table:table-cell>
        </table:table-row>
      </table:table>
      <text:p text:style-name="P17"/>
      <text:p text:style-name="P17">Improve <text:span text:style-name="T4">the method 2 :</text:span></text:p>
      <text:p text:style-name="P20">try and change the parameters </text:p>
      <text:p text:style-name="P19"/>
      <table:table table:name="Table3" table:style-name="Table3">
        <table:table-column table:style-name="Table3.A" table:number-columns-repeated="3"/>
        <table:table-row table:style-name="TableLine94100621455360">
          <table:table-cell table:style-name="Table3.A1" office:value-type="string">
            <text:p text:style-name="P8">Methods </text:p>
          </table:table-cell>
          <table:table-cell table:style-name="Table3.A1" office:value-type="string">
            <text:p text:style-name="P8">Taste <text:span text:style-name="T4">(50g nuts)</text:span></text:p>
          </table:table-cell>
          <table:table-cell table:style-name="Table3.C1" office:value-type="string">
            <text:p text:style-name="P10">Taste(100g nuts)</text:p>
          </table:table-cell>
        </table:table-row>
        <table:table-row table:style-name="TableLine94100630289920">
          <table:table-cell table:style-name="Table3.A2" office:value-type="string">
            <text:p text:style-name="P8">Method 1</text:p>
          </table:table-cell>
          <table:table-cell table:style-name="Table3.A2" office:value-type="string">
            <text:p text:style-name="P8">90%</text:p>
          </table:table-cell>
          <table:table-cell table:style-name="Table3.C2" office:value-type="string">
            <text:p text:style-name="P10">91%</text:p>
          </table:table-cell>
        </table:table-row>
        <table:table-row table:style-name="TableLine94100630324736">
          <table:table-cell table:style-name="Table3.A2" office:value-type="string">
            <text:p text:style-name="P8">Method 2</text:p>
          </table:table-cell>
          <table:table-cell table:style-name="Table3.A2" office:value-type="string">
            <text:p text:style-name="P8">85%</text:p>
          </table:table-cell>
          <table:table-cell table:style-name="Table3.C2" office:value-type="string">
            <text:p text:style-name="P10">89%</text:p>
          </table:table-cell>
        </table:table-row>
        <table:table-row table:style-name="TableLine94100637944320">
          <table:table-cell table:style-name="Table3.A2" office:value-type="string">
            <text:p text:style-name="P8">Method 3</text:p>
          </table:table-cell>
          <table:table-cell table:style-name="Table3.A2" office:value-type="string">
            <text:p text:style-name="P8">92%</text:p>
          </table:table-cell>
          <table:table-cell table:style-name="Table3.C2" office:value-type="string">
            <text:p text:style-name="P10">93%</text:p>
          </table:table-cell>
        </table:table-row>
      </table:table>
      <text:p text:style-name="P1"/>
      <text:p text:style-name="P2">Method 2 results improved </text:p>
      <text:p text:style-name="P2"/>
      <text:p text:style-name="P2"/>
      <text:p text:style-name="P2"/>
      <text:p text:style-name="P2">Technical problem statement </text:p>
      <text:p text:style-name="P2"/>
      <text:p text:style-name="P2">Encryption → problem statement</text:p>
      <text:p text:style-name="P2"/>
      <text:p text:style-name="P2">input multimedia → encryption → cipher text</text:p>
      <text:p text:style-name="P2"/>
      <text:p text:style-name="P2">methods : </text:p>
      <text:p text:style-name="P2">1.DES</text:p>
      <text:p text:style-name="P2">2. AES</text:p>
      <text:p text:style-name="P2">3. IDEA</text:p>
      <text:p text:style-name="P2">4. RSA</text:p>
      <text:p text:style-name="P2"/>
      <text:h text:style-name="P4" text:outline-level="1">Final paper </text:h>
      <text:p text:style-name="P20"><text:span text:style-name="T1">Title :</text:span> Performance Evaluation on various encryption techniques –<text:span text:style-name="T10">x does not get accepted</text:span></text:p>
      <text:p text:style-name="P22">A novel method for encryption technique</text:p>
      <text:p text:style-name="P20">(Performance Evaluation on various Biryani making techniques)</text:p>
      <text:p text:style-name="P20">[Title must reflect the complete view of your work]</text:p>
      <text:p text:style-name="P20"/>
      <text:p text:style-name="P20"><text:span text:style-name="T1">Abstract :</text:span> <text:span text:style-name="T5">(&lt;200 words) </text:span><text:span text:style-name="T6">[write abstract after deciding framework]</text:span></text:p>
      <text:p text:style-name="P20">Problem statement (why encryption , challenges of encryption , need of encryption)</text:p>
      <text:p text:style-name="P23">Motivation</text:p>
      <text:p text:style-name="P20">Techniques (existing , proposed) – new framework is proposed</text:p>
      <text:p text:style-name="P20"><text:soft-page-break/>Key feature of those techniques</text:p>
      <text:p text:style-name="P24">List out the metrics taken for evaluation <text:s/><text:span text:style-name="T5">(Minimum 10 metrics)</text:span></text:p>
      <text:p text:style-name="P23">Justification of proposed method – proof that the proposed method works</text:p>
      <text:p text:style-name="P21"><text:span text:style-name="T2">Keywords</text:span><text:span text:style-name="T1"> :</text:span><text:span text:style-name="T2">(Citation) </text:span></text:p>
      <text:p text:style-name="P25"/>
      <text:p text:style-name="P31">Introduction :</text:p>
      <text:p text:style-name="P26">2 para </text:p>
      <text:p text:style-name="P26">1<text:span text:style-name="T7">st</text:span> para – research oriented info about area [current trend in encryption]</text:p>
      <text:p text:style-name="P26">2<text:span text:style-name="T7">nd</text:span> para – research oriented info about sub area, problem statement , challenges and techniques</text:p>
      <text:p text:style-name="P26">(do not mention any info available in text book)</text:p>
      <text:p text:style-name="P20"><text:s/></text:p>
      <text:p text:style-name="P31">1.1 Related works <text:span text:style-name="T8">(or Literature Review)</text:span></text:p>
      <text:p text:style-name="P26">Related works about the problem statement , techniques, challenges, [refer 30 papers – 10 papers from last 3 years]</text:p>
      <text:p text:style-name="P27">Author et.al [11] proposed this method, mertis, demerits, dataset</text:p>
      <text:p text:style-name="P36">compulsarily make a table and compare the characteristics </text:p>
      <table:table table:name="Table4" table:style-name="Table4">
        <table:table-column table:style-name="Table4.A" table:number-columns-repeated="5"/>
        <table:table-row table:style-name="TableLine94100584316416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1">[2]</text:p>
          </table:table-cell>
          <table:table-cell table:style-name="Table4.A1" office:value-type="string">
            <text:p text:style-name="P11">[28]</text:p>
          </table:table-cell>
          <table:table-cell table:style-name="Table4.A1" office:value-type="string">
            <text:p text:style-name="P11">[17]</text:p>
          </table:table-cell>
          <table:table-cell table:style-name="Table4.E1" office:value-type="string">
            <text:p text:style-name="P11">[5]</text:p>
          </table:table-cell>
        </table:table-row>
        <table:table-row table:style-name="TableLine94100629595136">
          <table:table-cell table:style-name="Table4.A2" office:value-type="string">
            <text:p text:style-name="P11">Length of plain text</text:p>
          </table:table-cell>
          <table:table-cell table:style-name="Table4.A2" office:value-type="string">
            <text:p text:style-name="P11">256bits</text:p>
          </table:table-cell>
          <table:table-cell table:style-name="Table4.A2" office:value-type="string">
            <text:p text:style-name="P11">64bits</text:p>
          </table:table-cell>
          <table:table-cell table:style-name="Table4.A2" office:value-type="string">
            <text:p text:style-name="P11">128bits</text:p>
          </table:table-cell>
          <table:table-cell table:style-name="Table4.E2" office:value-type="string">
            <text:p text:style-name="P11">32bits</text:p>
          </table:table-cell>
        </table:table-row>
        <table:table-row table:style-name="TableLine94100632531456"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</table:table>
      <text:p text:style-name="P36"/>
      <text:p text:style-name="P32">1.2 Motivation and Justification of the work</text:p>
      <text:p text:style-name="P27">Motivation – 1paragraph</text:p>
      <text:p text:style-name="P27">Justification – 1paragraph</text:p>
      <text:p text:style-name="P27">A person is going to do a murder(set of reasons will be having) – motivation</text:p>
      <text:p text:style-name="P27">Person will justify his murder (set of reasons) – justification </text:p>
      <text:p text:style-name="P32"/>
      <text:p text:style-name="P32">1.3 Contributions <text:span text:style-name="T9">(novelty – new in the paper)</text:span></text:p>
      <text:p text:style-name="P27">papers get rejected in SADHANA – Springer (IISc, Banglore)</text:p>
      <text:p text:style-name="P27">[don’t write about tools and languages]</text:p>
      <text:p text:style-name="P28">minimum 4-5 contributions has to be written </text:p>
      <text:p text:style-name="P27">eg.1: Previous works show that encryption methods are evaluated only using PSNR and SSIM. In this paper, existing methods are evaluaated by using 10 metrices by considering various parameters. </text:p>
      <text:p text:style-name="P28"><text:soft-page-break/>eg.2: Previous works show that the encryption is done in Text messages only. In this paper, the existing methods are applied in Text, image , video and audio files. </text:p>
      <text:p text:style-name="P28">eg.3: Int this paper, a new dataset is proposed</text:p>
      <text:p text:style-name="P33">1.4 Outline of the Proposed work</text:p>
      <text:p text:style-name="P28">framework diagram </text:p>
      <text:p text:style-name="P28"/>
      <text:p text:style-name="P33">1.5 Organization of the paper</text:p>
      <text:p text:style-name="P28">Section 2 describes the methodology , Section 3 describes experimental design , Section 4 describes the performance evaluation , <text:s/>.. Conclusion is given in Section 6. </text:p>
      <text:p text:style-name="P27"/>
      <text:p text:style-name="P33">2. Methodology</text:p>
      <text:p text:style-name="P33">2.1 DES</text:p>
      <text:p text:style-name="P28">Concept, briefly about challenges, key features, merits, demerits, applications</text:p>
      <text:p text:style-name="P28">Mathematical novelty is needed – which should not be available at many places</text:p>
      <text:p text:style-name="P28">Technical novelty is also needed – Algorithm / Pseudocode</text:p>
      <text:p text:style-name="P34">2.2 AES</text:p>
      <text:p text:style-name="P34">2.3 IDEA</text:p>
      <text:p text:style-name="P34">2.4 RSA</text:p>
      <text:p text:style-name="P34">2.5 Proposed Method</text:p>
      <text:p text:style-name="P34"/>
      <text:p text:style-name="P34">3. Experimental Design</text:p>
      <text:p text:style-name="P29">[Dont talk about languages, tools , system config, hardware/software config → strictly prohibited]</text:p>
      <text:p text:style-name="P29">How much things we have to take : </text:p>
      <text:p text:style-name="P29"># motes, platform size, frequency </text:p>
      <text:p text:style-name="P29">len of plain text , cipher text , mathematical transform , bpp , compression ration , level of decomposition </text:p>
      <text:p text:style-name="P29">v. imp to talk about the dataset – already available – cite it and talk about it</text:p>
      <text:p text:style-name="P29">if it is a new dataset , publish it online only if you are comfortable with that</text:p>
      <text:p text:style-name="P29"/>
      <text:p text:style-name="P34">4. Performance Evaluation</text:p>
      <text:p text:style-name="P34">4.1 Performance Metrics</text:p>
      <text:p text:style-name="P29">how metrics are computed – mention units wherever possible</text:p>
      <text:p text:style-name="P29">don’t prefer graphs over tables </text:p>
      <text:p text:style-name="P34"><text:soft-page-break/>4.1.1 PSNR</text:p>
      <text:p text:style-name="P34">4.1.2 SSIM</text:p>
      <text:p text:style-name="P34">4.1.3. throughput</text:p>
      <text:p text:style-name="P34">4.2. Performance Analysis</text:p>
      <text:p text:style-name="P29">Table 1. Performance Evaluation based on PSNR.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00511733984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12">Level</text:p>
            <text:p text:style-name="P12">4 <text:s text:c="9"/>8 </text:p>
          </table:table-cell>
          <table:table-cell table:style-name="Table5.A1" office:value-type="string">
            <text:p text:style-name="P12">Bpp</text:p>
            <text:p text:style-name="P12">0.2 <text:s text:c="3"/>0.4 <text:s text:c="4"/>0.6 <text:s text:c="4"/>0.8 <text:s text:c="7"/>1 <text:s text:c="4"/></text:p>
          </table:table-cell>
          <table:table-cell table:style-name="Table5.D1" office:value-type="string">
            <text:p text:style-name="P12">para</text:p>
          </table:table-cell>
        </table:table-row>
        <table:table-row table:style-name="TableLine94100640264640">
          <table:table-cell table:style-name="Table5.A2" office:value-type="string">
            <text:p text:style-name="P12">Input1</text:p>
          </table:table-cell>
          <table:table-cell table:style-name="Table5.A2" office:value-type="string">
            <text:p text:style-name="P12">40 <text:s text:c="5"/>20</text:p>
          </table:table-cell>
          <table:table-cell table:style-name="Table5.A2" office:value-type="string">
            <text:p text:style-name="P12">41 <text:s text:c="3"/>40.8 </text:p>
          </table:table-cell>
          <table:table-cell table:style-name="Table5.D2" office:value-type="string">
            <text:p text:style-name="P9"/>
          </table:table-cell>
        </table:table-row>
        <table:table-row table:style-name="TableLine94100641640480">
          <table:table-cell table:style-name="Table5.A2" office:value-type="string">
            <text:p text:style-name="P12">Input2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9"/>
          </table:table-cell>
        </table:table-row>
      </table:table>
      <text:p text:style-name="P29"/>
      <text:p text:style-name="P29">Table 2. Perf eval on SSIM</text:p>
      <text:p text:style-name="P29">Table 3. Perf eval on throughput</text:p>
      <text:p text:style-name="P34">4.3. Discussion</text:p>
      <text:p text:style-name="P34"/>
      <text:p text:style-name="P34">5.<text:span text:style-name="T11">Conclusion </text:span></text:p>
      <text:p text:style-name="P30">what you achieved from your new framework </text:p>
      <text:p text:style-name="P30">future work </text:p>
      <text:p text:style-name="P35">6. References</text:p>
      <text:p text:style-name="P35"/>
      <text:h text:style-name="P5" text:outline-level="1"><text:span text:style-name="T12">RP1: <text:s text:c="3"/></text:span></text:h>
      <text:h text:style-name="P6" text:outline-level="2">Title</text:h>
      <text:p text:style-name="P13"><text:span text:style-name="T13">Blockchain based Ledger Contract and Delivery Contract for Distributor Level Operations Management</text:span></text:p>
      <text:h text:style-name="P6" text:outline-level="2"><text:soft-page-break/>Abstract</text:h>
      <text:h text:style-name="P6" text:outline-level="2">Introduction</text:h>
      <text:h text:style-name="P6" text:outline-level="2">Methodology</text:h>
      <text:h text:style-name="P6" text:outline-level="2">Experimental Design</text:h>
      <text:h text:style-name="P6" text:outline-level="2">Performance Evaluation</text:h>
      <text:h text:style-name="P6" text:outline-level="2">Conclusion</text:h>
      <text:h text:style-name="P6" text:outline-level="2">References</text:h>
      <text:h text:style-name="P5" text:outline-level="1"><text:span text:style-name="T12">RP2: </text:span></text:h>
      <text:h text:style-name="P6" text:outline-level="2">Title</text:h>
      <text:p text:style-name="P13"><text:span text:style-name="T13">Machine Learning </text:span><text:span text:style-name="T16">of Sales and Customer Relations data for Distributor Level Operations Management </text:span></text:p>
      <text:h text:style-name="P6" text:outline-level="2">Abstract</text:h>
      <text:h text:style-name="P6" text:outline-level="2">Introduction</text:h>
      <text:h text:style-name="P6" text:outline-level="2">Methodology</text:h>
      <text:h text:style-name="P6" text:outline-level="2">Experimental Design</text:h>
      <text:h text:style-name="P6" text:outline-level="2">Performance Evaluation</text:h>
      <text:h text:style-name="P6" text:outline-level="2">Conclusion</text:h>
      <text:h text:style-name="P6" text:outline-level="2"><text:span text:style-name="T14">References</text:span></text:h>
      <text:h text:style-name="P5" text:outline-level="1"><text:span text:style-name="T12">RP3: </text:span></text:h>
      <text:h text:style-name="P6" text:outline-level="2">Title</text:h>
      <text:p text:style-name="P38"><text:span text:style-name="T15">M</text:span><text:span text:style-name="T13">icroservices Architecture for Distributor Level Operations Management </text:span></text:p>
      <text:h text:style-name="P6" text:outline-level="2"><text:soft-page-break/>Abstract</text:h>
      <text:h text:style-name="P6" text:outline-level="2">Introduction</text:h>
      <text:h text:style-name="P6" text:outline-level="2">Methodology</text:h>
      <text:h text:style-name="P6" text:outline-level="2">Experimental Design</text:h>
      <text:h text:style-name="P6" text:outline-level="2">Performance Evaluation</text:h>
      <text:h text:style-name="P6" text:outline-level="2">Conclusion</text:h>
      <text:h text:style-name="P6" text:outline-level="2"><text:span text:style-name="T14">References</text:span></text:h>
      <text:h text:style-name="P5" text:outline-level="1"><text:span text:style-name="T12">RP4: </text:span></text:h>
      <text:h text:style-name="P6" text:outline-level="2">Title</text:h>
      <text:p text:style-name="P38"><text:span text:style-name="T15">E</text:span><text:span text:style-name="T13">nhanced Distributor Level Operations using Blockchain , Machine Learning , Microservices architecture.</text:span></text:p>
      <text:h text:style-name="P6" text:outline-level="2">Abstract</text:h>
      <text:h text:style-name="P6" text:outline-level="2">Introduction</text:h>
      <text:h text:style-name="P6" text:outline-level="2">Methodology</text:h>
      <text:h text:style-name="P6" text:outline-level="2">Experimental Design</text:h>
      <text:h text:style-name="P6" text:outline-level="2">Performance Evaluation</text:h>
      <text:h text:style-name="P6" text:outline-level="2">Conclusion</text:h>
      <text:h text:style-name="P6" text:outline-level="2"><text:span text:style-name="T14">References</text:span></text:h>
      <text:h text:style-name="P5" text:outline-level="1"><text:span text:style-name="T12">RP5: </text:span></text:h>
      <text:h text:style-name="P6" text:outline-level="2">Title</text:h>
      <text:p text:style-name="P38"><text:span text:style-name="T15">[</text:span><text:span text:style-name="T13">final to be published paper]</text:span></text:p>
      <text:h text:style-name="P6" text:outline-level="2"><text:soft-page-break/>Abstract</text:h>
      <text:h text:style-name="P6" text:outline-level="2">Introduction</text:h>
      <text:h text:style-name="P6" text:outline-level="2">Methodology</text:h>
      <text:h text:style-name="P6" text:outline-level="2">Experimental Design</text:h>
      <text:h text:style-name="P6" text:outline-level="2">Performance Evaluation</text:h>
      <text:h text:style-name="P6" text:outline-level="2">Conclusion</text:h>
      <text:h text:style-name="P6" text:outline-level="2"><text:span text:style-name="T14">References</text:span></text:h>
      <text:p text:style-name="P37"><text:span text:style-name="T3"/></text:p>
      <text:p text:style-name="P35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>
        <style:tab-stops/>
      </style:paragraph-properties>
      <style:text-properties style:font-name="Liberation Serif1" fo:font-family="'Liberation Serif'" style:font-style-name="Bold" style:font-family-generic="roman" style:font-pitch="variable" fo:font-size="130%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11:52:51.245614199</meta:creation-date>
    <meta:generator>LibreOffice/7.2.7.2$Linux_X86_64 LibreOffice_project/20$Build-2</meta:generator>
    <dc:date>2022-08-03T19:06:35.406612908</dc:date>
    <meta:editing-duration>PT1H9M</meta:editing-duration>
    <meta:editing-cycles>4</meta:editing-cycles>
    <meta:document-statistic meta:table-count="5" meta:image-count="0" meta:object-count="0" meta:page-count="8" meta:paragraph-count="200" meta:word-count="857" meta:character-count="5625" meta:non-whitespace-character-count="4845"/>
  </office:meta>
</office:document-meta>
</file>